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581cm"/>
    </style:style>
    <style:style style:name="co9" style:family="table-column">
      <style:table-column-properties fo:break-before="auto" style:column-width="0.859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4.606cm"/>
    </style:style>
    <style:style style:name="co12" style:family="table-column">
      <style:table-column-properties fo:break-before="auto" style:column-width="5.438cm"/>
    </style:style>
    <style:style style:name="co18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328cm"/>
    </style:style>
    <style:style style:name="co16" style:family="table-column">
      <style:table-column-properties fo:break-before="auto" style:column-width="4.994cm"/>
    </style:style>
    <style:style style:name="co17" style:family="table-column">
      <style:table-column-properties fo:break-before="auto" style:column-width="4.939cm"/>
    </style:style>
    <style:style style:name="co19" style:family="table-column">
      <style:table-column-properties fo:break-before="auto" style:column-width="5.327cm"/>
    </style:style>
    <style:style style:name="co21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text-line-through-style="solid"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style:text-line-through-style="solid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</table:table>
      <table:table table:name="MidiMultCV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style-name="ce1" table:number-columns-repeated="1009"/>
        </table:table-row>
        <table:table-row table:style-name="ro1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 table:number-columns-repeated="2"/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ommon Clock out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2 out</text:p>
          </table:table-cell>
          <table:table-cell table:style-name="ce3" office:value-type="string">
            <text:p>? common clock x2 out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4 out</text:p>
          </table:table-cell>
          <table:table-cell table:style-name="ce3" office:value-type="string">
            <text:p>? common clock x4 out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8 out</text:p>
          </table:table-cell>
          <table:table-cell table:style-name="ce3" office:value-type="string">
            <text:p>? common clock x8 out</text:p>
          </table:table-cell>
          <table:table-cell table:style-name="ce3" office:value-type="string">
            <text:p>Channel 3 Gate out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? common clock x16 out</text:p>
          </table:table-cell>
          <table:table-cell table:style-name="ce3" office:value-type="string">
            <text:p>? common clock x16 out</text:p>
          </table:table-cell>
          <table:table-cell office:value-type="string">
            <text:p>Channel 2 Gate out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TX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3" office:value-type="string">
            <text:p>Debug serial RX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4"/>
          <table:table-cell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4"/>
          <table:table-cell office:value-type="string">
            <text:p>Channel 1 Gate led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out</text:p>
          </table:table-cell>
          <table:table-cell/>
          <table:table-cell office:value-type="string">
            <text:p>Channel 2 Gate led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ommon Clock out</text:p>
          </table:table-cell>
          <table:table-cell/>
          <table:table-cell office:value-type="string">
            <text:p>Channel 3 Gate led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table:number-columns-repeated="2" office:value-type="string">
            <text:p>Channel 2 Gate out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4"/>
          <table:table-cell office:value-type="string">
            <text:p>Channel 3 Gate out</text:p>
          </table:table-cell>
          <table:table-cell table:style-name="ce3" office:value-type="string">
            <text:p>Channel 3 Gate out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1 Gate led</text:p>
          </table:table-cell>
          <table:table-cell table:style-name="ce4" office:value-type="string">
            <text:p>Channel 2 1V/oct out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2 Gate led</text:p>
          </table:table-cell>
          <table:table-cell table:style-name="ce4" office:value-type="string">
            <text:p>Channel 2 velocity out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Channel 3 Gate led</text:p>
          </table:table-cell>
          <table:table-cell table:style-name="ce4" office:value-type="string">
            <text:p>Channel 3 1V/oct out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3"/>
          <table:table-cell table:style-name="ce4" office:value-type="string">
            <text:p>Channel 3 velocity out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number-columns-repeated="3" office:value-type="string">
            <text:p>Common Clock led 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office:value-type="string">
            <text:p>Channel 1 mode pot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office:value-type="string">
            <text:p>Channel 2 mode pot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3" office:value-type="string">
            <text:p>Common Midi serial Out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3" office:value-type="string">
            <text:p>Common Midi serial In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Channel 3 mode pot</text:p>
          </table:table-cell>
          <table:table-cell table:number-columns-repeated="2" office:value-type="string">
            <text:p>Channel 1 mode pot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 table:number-columns-repeated="2"/>
          <table:table-cell table:number-columns-repeated="2" office:value-type="string">
            <text:p>Channel 2 mode pot</text:p>
          </table:table-cell>
          <table:table-cell table:number-columns-repeated="1010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 table:number-columns-repeated="2"/>
          <table:table-cell table:number-columns-repeated="2" office:value-type="string">
            <text:p>Channel 3 mode pot</text:p>
          </table:table-cell>
          <table:table-cell table:number-columns-repeated="1010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office:value-type="string">
            <text:p>Common Clockspeed pot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Channel 2 1V/oct out</text:p>
          </table:table-cell>
          <table:table-cell/>
          <table:table-cell office:value-type="string">
            <text:p>Channel 2 1V/oct out</text:p>
          </table:table-cell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Channel 2 velocity out</text:p>
          </table:table-cell>
          <table:table-cell office:value-type="string">
            <text:p>Channel 1 Gate led</text:p>
          </table:table-cell>
          <table:table-cell office:value-type="string">
            <text:p>Channel 2 velocity out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2 Gate led</text:p>
          </table:table-cell>
          <table:table-cell table:style-name="ce3" office:value-type="string">
            <text:p>Channel 3 1V/oct out</text:p>
          </table:table-cell>
          <table:table-cell table:number-columns-repeated="1010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3"/>
          <table:table-cell office:value-type="string">
            <text:p>Channel 3 Gate led</text:p>
          </table:table-cell>
          <table:table-cell table:style-name="ce3" office:value-type="string">
            <text:p>Channel 3 velocity out</text:p>
          </table:table-cell>
          <table:table-cell table:number-columns-repeated="1010"/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3V3 out</text:p>
          </table:table-cell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5"/>
          <table:table-cell office:value-type="string">
            <text:p>GND out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ltiTrackGateSequencer" table:style-name="ta1" table:print="false"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ce5"/>
        <table:table-column table:style-name="co17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1"/>
          <table:table-cell table:style-name="Default"/>
          <table:table-cell table:number-columns-repeated="7"/>
        </table:table-row>
        <table:table-row table:style-name="ro5">
          <table:table-cell table:style-name="ce1" office:value-type="string">
            <text:p>BluePill</text:p>
          </table:table-cell>
          <table:table-cell table:style-name="ce1"/>
          <table:table-cell table:style-name="ce1" office:value-type="string">
            <text:p>Special</text:p>
          </table:table-cell>
          <table:table-cell table:style-name="ce1" office:value-type="string">
            <text:p>Mbed</text:p>
          </table:table-cell>
          <table:table-cell/>
          <table:table-cell table:style-name="ce1" office:value-type="string">
            <text:p>Out</text:p>
          </table:table-cell>
          <table:table-cell table:style-name="ce1"/>
          <table:table-cell table:style-name="ce1" office:value-type="string">
            <text:p>In</text:p>
          </table:table-cell>
          <table:table-cell/>
          <table:table-cell table:style-name="ce1" table:number-columns-repeated="2"/>
          <table:table-cell table:style-name="ce2" office:value-type="string">
            <text:p>Function</text:p>
          </table:table-cell>
          <table:table-cell table:style-name="ce2" office:value-type="string">
            <text:p>Function V2</text:p>
          </table:table-cell>
          <table:table-cell table:style-name="ce1" office:value-type="string">
            <text:p>Function V3</text:p>
          </table:table-cell>
          <table:table-cell table:style-name="ce1" office:value-type="string">
            <text:p>Function V4</text:p>
          </table:table-cell>
          <table:table-cell table:number-columns-repeated="3"/>
          <table:table-cell table:style-name="ce1" office:value-type="string">
            <text:p>Function V5</text:p>
          </table:table-cell>
        </table:table-row>
        <table:table-row table:style-name="ro5">
          <table:table-cell table:style-name="ce1" office:value-type="string">
            <text:p>Nr</text:p>
          </table:table-cell>
          <table:table-cell table:style-name="ce1" office:value-type="string">
            <text:p>Name</text:p>
          </table:table-cell>
          <table:table-cell table:style-name="ce1"/>
          <table:table-cell table:style-name="ce1" office:value-type="string">
            <text:p>PinName</text:p>
          </table:table-cell>
          <table:table-cell table:style-name="ce1" office:value-type="string">
            <text:p>PinName</text:p>
          </table:table-cell>
          <table:table-cell table:style-name="ce1" office:value-type="string">
            <text:p>DigitalOut</text:p>
          </table:table-cell>
          <table:table-cell table:style-name="ce1" office:value-type="string">
            <text:p>PwmOut</text:p>
          </table:table-cell>
          <table:table-cell table:style-name="ce1" office:value-type="string">
            <text:p>5V tolerant</text:p>
          </table:table-cell>
          <table:table-cell table:style-name="ce1" office:value-type="string">
            <text:p>DigitalIn</text:p>
          </table:table-cell>
          <table:table-cell table:style-name="ce1" office:value-type="string">
            <text:p>AnalogIn</text:p>
          </table:table-cell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11"/>
          <table:table-cell table:style-name="ce3"/>
          <table:table-cell table:number-columns-repeated="7"/>
        </table:table-row>
        <table:table-row table:style-name="ro5">
          <table:table-cell office:value-type="float" office:value="1">
            <text:p>1</text:p>
          </table:table-cell>
          <table:table-cell table:number-columns-repeated="2"/>
          <table:table-cell office:value-type="string">
            <text:p>PB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Mute button</text:p>
          </table:table-cell>
          <table:table-cell table:style-name="ce5" office:value-type="string">
            <text:p>Mute button</text:p>
          </table:table-cell>
          <table:table-cell office:value-type="string">
            <text:p>n/c</text:p>
          </table:table-cell>
          <table:table-cell table:style-name="ce1" office:value-type="string">
            <text:p>nc</text:p>
          </table:table-cell>
          <table:table-cell table:number-columns-repeated="3"/>
          <table:table-cell office:value-type="string">
            <text:p>nc</text:p>
          </table:table-cell>
        </table:table-row>
        <table:table-row table:style-name="ro5">
          <table:table-cell office:value-type="float" office:value="2">
            <text:p>2</text:p>
          </table:table-cell>
          <table:table-cell table:number-columns-repeated="2"/>
          <table:table-cell office:value-type="string">
            <text:p>PB_1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Set button</text:p>
          </table:table-cell>
          <table:table-cell table:style-name="ce5" office:value-type="string">
            <text:p>Set button</text:p>
          </table:table-cell>
          <table:table-cell office:value-type="string">
            <text:p>n/c</text:p>
          </table:table-cell>
          <table:table-cell table:style-name="ce1" office:value-type="string">
            <text:p>nc</text:p>
          </table:table-cell>
          <table:table-cell table:number-columns-repeated="3"/>
          <table:table-cell office:value-type="string">
            <text:p>nc</text:p>
          </table:table-cell>
        </table:table-row>
        <table:table-row table:style-name="ro5">
          <table:table-cell office:value-type="float" office:value="3">
            <text:p>3</text:p>
          </table:table-cell>
          <table:table-cell table:number-columns-repeated="2"/>
          <table:table-cell office:value-type="string">
            <text:p>PB_1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Clear button</text:p>
          </table:table-cell>
          <table:table-cell table:style-name="ce5" office:value-type="string">
            <text:p>Clear button</text:p>
          </table:table-cell>
          <table:table-cell office:value-type="string">
            <text:p>n/c</text:p>
          </table:table-cell>
          <table:table-cell table:style-name="ce5" office:value-type="string">
            <text:p>Step mode indicator led </text:p>
          </table:table-cell>
          <table:table-cell table:number-columns-repeated="3"/>
          <table:table-cell office:value-type="string">
            <text:p>clock led / clock output</text:p>
          </table:table-cell>
        </table:table-row>
        <table:table-row table:style-name="ro5">
          <table:table-cell office:value-type="float" office:value="4">
            <text:p>4</text:p>
          </table:table-cell>
          <table:table-cell table:number-columns-repeated="2"/>
          <table:table-cell office:value-type="string">
            <text:p>PB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Learn mode toggle button</text:p>
          </table:table-cell>
          <table:table-cell table:style-name="ce5" office:value-type="string">
            <text:p>Learn mode toggle button</text:p>
          </table:table-cell>
          <table:table-cell table:style-name="ce3"/>
          <table:table-cell table:style-name="ce2" office:value-type="string">
            <text:p>nc</text:p>
          </table:table-cell>
          <table:table-cell table:number-columns-repeated="3"/>
          <table:table-cell office:value-type="string">
            <text:p>mode toggle button</text:p>
          </table:table-cell>
        </table:table-row>
        <table:table-row table:style-name="ro5">
          <table:table-cell office:value-type="float" office:value="5">
            <text:p>5</text:p>
          </table:table-cell>
          <table:table-cell table:number-columns-repeated="2"/>
          <table:table-cell office:value-type="string">
            <text:p>PA_8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style-name="Default" office:value-type="string">
            <text:p>Clock input in</text:p>
          </table:table-cell>
          <table:table-cell table:number-columns-repeated="3" office:value-type="string">
            <text:p>Clock input in</text:p>
          </table:table-cell>
          <table:table-cell table:number-columns-repeated="3"/>
          <table:table-cell office:value-type="string">
            <text:p>Clock input in</text:p>
          </table:table-cell>
        </table:table-row>
        <table:table-row table:style-name="ro5">
          <table:table-cell office:value-type="float" office:value="6">
            <text:p>6</text:p>
          </table:table-cell>
          <table:table-cell/>
          <table:table-cell office:value-type="string">
            <text:p>TX_1</text:p>
          </table:table-cell>
          <table:table-cell office:value-type="string">
            <text:p>PA_9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4" table:style-name="ce3" office:value-type="string">
            <text:p>Debug serial TX</text:p>
          </table:table-cell>
          <table:table-cell table:number-columns-repeated="3"/>
          <table:table-cell table:style-name="ce3" office:value-type="string">
            <text:p>Debug serial TX</text:p>
          </table:table-cell>
        </table:table-row>
        <table:table-row table:style-name="ro5">
          <table:table-cell office:value-type="float" office:value="7">
            <text:p>7</text:p>
          </table:table-cell>
          <table:table-cell/>
          <table:table-cell office:value-type="string">
            <text:p>RX_1</text:p>
          </table:table-cell>
          <table:table-cell office:value-type="string">
            <text:p>PA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table:number-columns-repeated="4" table:style-name="ce3" office:value-type="string">
            <text:p>Debug serial RX</text:p>
          </table:table-cell>
          <table:table-cell table:number-columns-repeated="3"/>
          <table:table-cell table:style-name="ce3" office:value-type="string">
            <text:p>Debug serial RX</text:p>
          </table:table-cell>
        </table:table-row>
        <table:table-row table:style-name="ro5">
          <table:table-cell office:value-type="float" office:value="8">
            <text:p>8</text:p>
          </table:table-cell>
          <table:table-cell table:number-columns-repeated="2"/>
          <table:table-cell office:value-type="string">
            <text:p>PA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1</text:p>
          </table:table-cell>
          <table:table-cell table:style-name="ce5" office:value-type="string">
            <text:p>Track button 1</text:p>
          </table:table-cell>
          <table:table-cell table:style-name="ce5"/>
          <table:table-cell table:style-name="ce5" office:value-type="string">
            <text:p>Track 1 gate out</text:p>
          </table:table-cell>
          <table:table-cell table:number-columns-repeated="3"/>
          <table:table-cell table:style-name="ce5" office:value-type="string">
            <text:p>Track 1 gate out</text:p>
          </table:table-cell>
        </table:table-row>
        <table:table-row table:style-name="ro5">
          <table:table-cell office:value-type="float" office:value="9">
            <text:p>9</text:p>
          </table:table-cell>
          <table:table-cell table:number-columns-repeated="2"/>
          <table:table-cell office:value-type="string">
            <text:p>PA_12</text:p>
          </table:table-cell>
          <table:table-cell/>
          <table:table-cell office:value-type="string">
            <text:p>DigitalOut</text:p>
          </table:table-cell>
          <table:table-cell table:number-columns-repeated="2"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2</text:p>
          </table:table-cell>
          <table:table-cell table:style-name="ce5" office:value-type="string">
            <text:p>Track button 2</text:p>
          </table:table-cell>
          <table:table-cell table:style-name="ce5"/>
          <table:table-cell table:style-name="ce5" office:value-type="string">
            <text:p>Track 2 gate out</text:p>
          </table:table-cell>
          <table:table-cell table:number-columns-repeated="3"/>
          <table:table-cell table:style-name="ce5" office:value-type="string">
            <text:p>Track 2 gate out</text:p>
          </table:table-cell>
        </table:table-row>
        <table:table-row table:style-name="ro5">
          <table:table-cell office:value-type="float" office:value="10">
            <text:p>10</text:p>
          </table:table-cell>
          <table:table-cell table:number-columns-repeated="2"/>
          <table:table-cell office:value-type="string">
            <text:p>PA_1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3</text:p>
          </table:table-cell>
          <table:table-cell table:style-name="ce5" office:value-type="string">
            <text:p>Track button 3</text:p>
          </table:table-cell>
          <table:table-cell table:style-name="ce3" office:value-type="string">
            <text:p>Shiftregister CS (latch)</text:p>
          </table:table-cell>
          <table:table-cell table:style-name="ce5" office:value-type="string">
            <text:p>Track 3 gate out</text:p>
          </table:table-cell>
          <table:table-cell table:style-name="ce3" office:value-type="string">
            <text:p>8x track outputs via shift register</text:p>
          </table:table-cell>
          <table:table-cell table:number-columns-repeated="2"/>
          <table:table-cell table:style-name="ce5" office:value-type="string">
            <text:p>Track 3 gate out</text:p>
          </table:table-cell>
        </table:table-row>
        <table:table-row table:style-name="ro5">
          <table:table-cell office:value-type="float" office:value="11">
            <text:p>11</text:p>
          </table:table-cell>
          <table:table-cell table:number-columns-repeated="2"/>
          <table:table-cell office:value-type="string">
            <text:p>PB_3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4</text:p>
          </table:table-cell>
          <table:table-cell table:style-name="ce5" office:value-type="string">
            <text:p>Track button 4</text:p>
          </table:table-cell>
          <table:table-cell table:style-name="ce5"/>
          <table:table-cell table:style-name="ce5" office:value-type="string">
            <text:p>Track 4 gate out</text:p>
          </table:table-cell>
          <table:table-cell office:value-type="string">
            <text:p>leds out via shift register?</text:p>
          </table:table-cell>
          <table:table-cell table:number-columns-repeated="2"/>
          <table:table-cell table:style-name="ce5" office:value-type="string">
            <text:p>Track 4 gate out</text:p>
          </table:table-cell>
        </table:table-row>
        <table:table-row table:style-name="ro5">
          <table:table-cell office:value-type="float" office:value="12">
            <text:p>12</text:p>
          </table:table-cell>
          <table:table-cell table:number-columns-repeated="2"/>
          <table:table-cell office:value-type="string">
            <text:p>PB_4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5</text:p>
          </table:table-cell>
          <table:table-cell table:style-name="ce5" office:value-type="string">
            <text:p>Track button 5</text:p>
          </table:table-cell>
          <table:table-cell table:style-name="ce5"/>
          <table:table-cell table:style-name="ce5" office:value-type="string">
            <text:p>Track 5 gate out</text:p>
          </table:table-cell>
          <table:table-cell table:number-columns-repeated="3"/>
          <table:table-cell table:style-name="ce5" office:value-type="string">
            <text:p>Track 5 gate out</text:p>
          </table:table-cell>
        </table:table-row>
        <table:table-row table:style-name="ro5">
          <table:table-cell office:value-type="float" office:value="13">
            <text:p>13</text:p>
          </table:table-cell>
          <table:table-cell table:number-columns-repeated="2"/>
          <table:table-cell office:value-type="string">
            <text:p>PB_5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 table:number-columns-repeated="3"/>
          <table:table-cell office:value-type="string">
            <text:p>Track button 6</text:p>
          </table:table-cell>
          <table:table-cell table:style-name="ce5" office:value-type="string">
            <text:p>Track button 6</text:p>
          </table:table-cell>
          <table:table-cell table:style-name="ce5"/>
          <table:table-cell table:style-name="ce5" office:value-type="string">
            <text:p>Track 6 gate out</text:p>
          </table:table-cell>
          <table:table-cell table:number-columns-repeated="3"/>
          <table:table-cell table:style-name="ce5" office:value-type="string">
            <text:p>Track 6 gate out</text:p>
          </table:table-cell>
        </table:table-row>
        <table:table-row table:style-name="ro5">
          <table:table-cell office:value-type="float" office:value="14">
            <text:p>14</text:p>
          </table:table-cell>
          <table:table-cell table:number-columns-repeated="2"/>
          <table:table-cell office:value-type="string">
            <text:p>PB_6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7</text:p>
          </table:table-cell>
          <table:table-cell table:style-name="ce5" office:value-type="string">
            <text:p>Track button 7</text:p>
          </table:table-cell>
          <table:table-cell table:style-name="ce5"/>
          <table:table-cell table:style-name="ce5" office:value-type="string">
            <text:p>Track 7 gate out</text:p>
          </table:table-cell>
          <table:table-cell table:number-columns-repeated="3"/>
          <table:table-cell table:style-name="ce5" office:value-type="string">
            <text:p>Track 7 gate out</text:p>
          </table:table-cell>
        </table:table-row>
        <table:table-row table:style-name="ro5">
          <table:table-cell office:value-type="float" office:value="15">
            <text:p>15</text:p>
          </table:table-cell>
          <table:table-cell table:number-columns-repeated="2"/>
          <table:table-cell office:value-type="string">
            <text:p>PB_7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Track button 8</text:p>
          </table:table-cell>
          <table:table-cell table:style-name="ce5" office:value-type="string">
            <text:p>Track button 8</text:p>
          </table:table-cell>
          <table:table-cell table:style-name="ce5"/>
          <table:table-cell table:style-name="ce5" office:value-type="string">
            <text:p>Track 8 gate out</text:p>
          </table:table-cell>
          <table:table-cell table:number-columns-repeated="3"/>
          <table:table-cell table:style-name="ce5" office:value-type="string">
            <text:p>Track 8 gate out</text:p>
          </table:table-cell>
        </table:table-row>
        <table:table-row table:style-name="ro5">
          <table:table-cell office:value-type="float" office:value="16">
            <text:p>16</text:p>
          </table:table-cell>
          <table:table-cell table:number-columns-repeated="2"/>
          <table:table-cell office:value-type="string">
            <text:p>PB_8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Play/Step mode toggle button</text:p>
          </table:table-cell>
          <table:table-cell table:style-name="ce5" office:value-type="string">
            <text:p>Play/Step mode toggle button</text:p>
          </table:table-cell>
          <table:table-cell office:value-type="string">
            <text:p>I2C SCL MPR121 Touchpad</text:p>
          </table:table-cell>
          <table:table-cell table:style-name="ce3" office:value-type="string">
            <text:p>I2C SCL MPR121 Touchpad</text:p>
          </table:table-cell>
          <table:table-cell table:style-name="ce3" office:value-type="string">
            <text:p>2e touchpad??</text:p>
          </table:table-cell>
          <table:table-cell table:number-columns-repeated="2"/>
          <table:table-cell table:style-name="ce5" office:value-type="string">
            <text:p>nc</text:p>
          </table:table-cell>
        </table:table-row>
        <table:table-row table:style-name="ro5">
          <table:table-cell office:value-type="float" office:value="17">
            <text:p>17</text:p>
          </table:table-cell>
          <table:table-cell table:number-columns-repeated="2"/>
          <table:table-cell office:value-type="string">
            <text:p>PB_9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 mbed PwmOut</text:p>
          </table:table-cell>
          <table:table-cell office:value-type="string">
            <text:p>DigitalIn</text:p>
          </table:table-cell>
          <table:table-cell table:number-columns-repeated="2"/>
          <table:table-cell office:value-type="string">
            <text:p>Reset/Advance button</text:p>
          </table:table-cell>
          <table:table-cell table:style-name="ce5" office:value-type="string">
            <text:p>Reset/Advance button</text:p>
          </table:table-cell>
          <table:table-cell office:value-type="string">
            <text:p>I2C SDA MPR121 touchpad</text:p>
          </table:table-cell>
          <table:table-cell table:style-name="ce3" office:value-type="string">
            <text:p>I2C SDA MPR121 touchpad</text:p>
          </table:table-cell>
          <table:table-cell table:style-name="ce3"/>
          <table:table-cell table:number-columns-repeated="2"/>
          <table:table-cell office:value-type="string">
            <text:p>nc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V</text:p>
          </table:table-cell>
          <table:table-cell table:style-name="ce1" office:value-type="string">
            <text:p>5V IN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.3">
            <text:p>3.3</text:p>
          </table:table-cell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B</text:p>
          </table:table-cell>
          <table:table-cell table:style-name="ce1" office:value-type="string">
            <text:p>VBA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5">
          <table:table-cell office:value-type="float" office:value="22">
            <text:p>22</text:p>
          </table:table-cell>
          <table:table-cell/>
          <table:table-cell office:value-type="string">
            <text:p>LED</text:p>
          </table:table-cell>
          <table:table-cell office:value-type="string">
            <text:p>PC_13</text:p>
          </table:table-cell>
          <table:table-cell office:value-type="string">
            <text:p>LED1</text:p>
          </table:table-cell>
          <table:table-cell table:number-columns-repeated="2"/>
          <table:table-cell office:value-type="string">
            <text:p>not 5V tolerant</text:p>
          </table:table-cell>
          <table:table-cell table:number-columns-repeated="3"/>
          <table:table-cell table:style-name="ce3" office:value-type="string">
            <text:p>nc</text:p>
          </table:table-cell>
          <table:table-cell table:style-name="ce3" office:value-type="string">
            <text:p>nc (led)</text:p>
          </table:table-cell>
          <table:table-cell table:style-name="ce3" office:value-type="string">
            <text:p>nc (led)</text:p>
          </table:table-cell>
          <table:table-cell table:style-name="ce3" office:value-type="string">
            <text:p>nc (led)</text:p>
          </table:table-cell>
          <table:table-cell table:number-columns-repeated="3"/>
          <table:table-cell table:style-name="ce3" office:value-type="string">
            <text:p>nc (led)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string">
            <text:p>PC_14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Learn mode indicator led</text:p>
          </table:table-cell>
          <table:table-cell table:number-columns-repeated="2" table:style-name="ce5" office:value-type="string">
            <text:p>Learn mode indicator led</text:p>
          </table:table-cell>
          <table:table-cell table:style-name="ce5" office:value-type="string">
            <text:p>Learn midi note indicator led</text:p>
          </table:table-cell>
          <table:table-cell table:number-columns-repeated="3"/>
          <table:table-cell table:style-name="ce5" office:value-type="string">
            <text:p>Learn midi note indicator le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C_15</text:p>
          </table:table-cell>
          <table:table-cell table:number-columns-repeated="3"/>
          <table:table-cell office:value-type="string">
            <text:p>not 5V tolerant</text:p>
          </table:table-cell>
          <table:table-cell table:number-columns-repeated="3"/>
          <table:table-cell office:value-type="string">
            <text:p>Step mode indicator led </text:p>
          </table:table-cell>
          <table:table-cell table:number-columns-repeated="2" table:style-name="ce5" office:value-type="string">
            <text:p>Step mode indicator led </text:p>
          </table:table-cell>
          <table:table-cell office:value-type="string">
            <text:p>Learn midi channel indicator led</text:p>
          </table:table-cell>
          <table:table-cell table:number-columns-repeated="3"/>
          <table:table-cell office:value-type="string">
            <text:p>Learn midi channel indicator led</text:p>
          </table:table-cell>
        </table:table-row>
        <table:table-row table:style-name="ro5">
          <table:table-cell office:value-type="float" office:value="25">
            <text:p>25</text:p>
          </table:table-cell>
          <table:table-cell table:number-columns-repeated="2"/>
          <table:table-cell office:value-type="string">
            <text:p>PA_0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0</text:p>
          </table:table-cell>
          <table:table-cell/>
          <table:table-cell table:style-name="ce3" office:value-type="string">
            <text:p>learn pot in</text:p>
          </table:table-cell>
          <table:table-cell table:style-name="ce5" office:value-type="string">
            <text:p>learn pot in</text:p>
          </table:table-cell>
          <table:table-cell table:number-columns-repeated="2" office:value-type="string">
            <text:p>learn pot in</text:p>
          </table:table-cell>
          <table:table-cell table:number-columns-repeated="3"/>
          <table:table-cell office:value-type="string">
            <text:p>learn pot in</text:p>
          </table:table-cell>
        </table:table-row>
        <table:table-row table:style-name="ro5">
          <table:table-cell office:value-type="float" office:value="26">
            <text:p>26</text:p>
          </table:table-cell>
          <table:table-cell table:number-columns-repeated="2"/>
          <table:table-cell office:value-type="string">
            <text:p>PA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1</text:p>
          </table:table-cell>
          <table:table-cell/>
          <table:table-cell table:style-name="Default" office:value-type="string">
            <text:p>nc</text:p>
          </table:table-cell>
          <table:table-cell table:number-columns-repeated="2" office:value-type="string">
            <text:p>clock led </text:p>
          </table:table-cell>
          <table:table-cell office:value-type="string">
            <text:p>clock led / clock output ?</text:p>
          </table:table-cell>
          <table:table-cell table:number-columns-repeated="3"/>
          <table:table-cell office:value-type="string">
            <text:p>set gate length indicator led</text:p>
          </table:table-cell>
        </table:table-row>
        <table:table-row table:style-name="ro5">
          <table:table-cell office:value-type="float" office:value="27">
            <text:p>27</text:p>
          </table:table-cell>
          <table:table-cell/>
          <table:table-cell office:value-type="string">
            <text:p>TX_2</text:p>
          </table:table-cell>
          <table:table-cell office:value-type="string">
            <text:p>PA_2</text:p>
          </table:table-cell>
          <table:table-cell office:value-type="string">
            <text:p>SERIAL_T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2</text:p>
          </table:table-cell>
          <table:table-cell/>
          <table:table-cell table:number-columns-repeated="4" table:style-name="ce3" office:value-type="string">
            <text:p>Common Midi serial Out</text:p>
          </table:table-cell>
          <table:table-cell table:number-columns-repeated="3"/>
          <table:table-cell table:style-name="ce3" office:value-type="string">
            <text:p>Common Midi serial Out</text:p>
          </table:table-cell>
        </table:table-row>
        <table:table-row table:style-name="ro5">
          <table:table-cell office:value-type="float" office:value="28">
            <text:p>28</text:p>
          </table:table-cell>
          <table:table-cell/>
          <table:table-cell office:value-type="string">
            <text:p>RX_2</text:p>
          </table:table-cell>
          <table:table-cell office:value-type="string">
            <text:p>PA_3</text:p>
          </table:table-cell>
          <table:table-cell office:value-type="string">
            <text:p>SERIAL_RX</text:p>
          </table:table-cell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3</text:p>
          </table:table-cell>
          <table:table-cell/>
          <table:table-cell table:number-columns-repeated="4" table:style-name="ce3" office:value-type="string">
            <text:p>Common Midi serial In</text:p>
          </table:table-cell>
          <table:table-cell table:number-columns-repeated="3"/>
          <table:table-cell table:style-name="ce3" office:value-type="string">
            <text:p>Common Midi serial In</text:p>
          </table:table-cell>
        </table:table-row>
        <table:table-row table:style-name="ro5">
          <table:table-cell office:value-type="float" office:value="29">
            <text:p>29</text:p>
          </table:table-cell>
          <table:table-cell table:number-columns-repeated="2"/>
          <table:table-cell office:value-type="string">
            <text:p>PA_4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4</text:p>
          </table:table-cell>
          <table:table-cell/>
          <table:table-cell office:value-type="string">
            <text:p>Track gate out 1</text:p>
          </table:table-cell>
          <table:table-cell table:number-columns-repeated="3" office:value-type="string">
            <text:p>SPI CS</text:p>
          </table:table-cell>
          <table:table-cell table:number-columns-repeated="3"/>
          <table:table-cell office:value-type="string">
            <text:p>SPI CS</text:p>
          </table:table-cell>
        </table:table-row>
        <table:table-row table:style-name="ro5">
          <table:table-cell office:value-type="float" office:value="30">
            <text:p>30</text:p>
          </table:table-cell>
          <table:table-cell table:number-columns-repeated="2"/>
          <table:table-cell office:value-type="string">
            <text:p>PA_5</text:p>
          </table:table-cell>
          <table:table-cell/>
          <table:table-cell office:value-type="string">
            <text:p>DigitalOut</text:p>
          </table:table-cell>
          <table:table-cell/>
          <table:table-cell office:value-type="string">
            <text:p>not 5V tolerant</text:p>
          </table:table-cell>
          <table:table-cell/>
          <table:table-cell office:value-type="string">
            <text:p>ADC5</text:p>
          </table:table-cell>
          <table:table-cell/>
          <table:table-cell office:value-type="string">
            <text:p>Track gate out 2</text:p>
          </table:table-cell>
          <table:table-cell table:number-columns-repeated="3" office:value-type="string">
            <text:p>SPI SCK</text:p>
          </table:table-cell>
          <table:table-cell office:value-type="string">
            <text:p>for MAX7219 and shift reg out?</text:p>
          </table:table-cell>
          <table:table-cell table:number-columns-repeated="2"/>
          <table:table-cell office:value-type="string">
            <text:p>SPI SCK</text:p>
          </table:table-cell>
        </table:table-row>
        <table:table-row table:style-name="ro5">
          <table:table-cell office:value-type="float" office:value="31">
            <text:p>31</text:p>
          </table:table-cell>
          <table:table-cell table:number-columns-repeated="2"/>
          <table:table-cell office:value-type="string">
            <text:p>PA_6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6</text:p>
          </table:table-cell>
          <table:table-cell/>
          <table:table-cell office:value-type="string">
            <text:p>Track gate out 3</text:p>
          </table:table-cell>
          <table:table-cell table:number-columns-repeated="2" office:value-type="string">
            <text:p>SPI MISO</text:p>
          </table:table-cell>
          <table:table-cell office:value-type="string">
            <text:p>nc (SPI MISO)</text:p>
          </table:table-cell>
          <table:table-cell office:value-type="string">
            <text:p>2x led matrix 7219</text:p>
          </table:table-cell>
          <table:table-cell table:number-columns-repeated="2"/>
          <table:table-cell office:value-type="string">
            <text:p>nc (SPI MISO)</text:p>
          </table:table-cell>
        </table:table-row>
        <table:table-row table:style-name="ro5">
          <table:table-cell office:value-type="float" office:value="32">
            <text:p>32</text:p>
          </table:table-cell>
          <table:table-cell table:number-columns-repeated="2"/>
          <table:table-cell office:value-type="string">
            <text:p>PA_7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7</text:p>
          </table:table-cell>
          <table:table-cell/>
          <table:table-cell office:value-type="string">
            <text:p>Track gate out 4</text:p>
          </table:table-cell>
          <table:table-cell table:number-columns-repeated="3" office:value-type="string">
            <text:p>SPI MOSI</text:p>
          </table:table-cell>
          <table:table-cell table:number-columns-repeated="3"/>
          <table:table-cell office:value-type="string">
            <text:p>SPI MOSI</text:p>
          </table:table-cell>
        </table:table-row>
        <table:table-row table:style-name="ro5">
          <table:table-cell office:value-type="float" office:value="33">
            <text:p>33</text:p>
          </table:table-cell>
          <table:table-cell table:number-columns-repeated="2"/>
          <table:table-cell office:value-type="string">
            <text:p>PB_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8</text:p>
          </table:table-cell>
          <table:table-cell/>
          <table:table-cell office:value-type="string">
            <text:p>Track gate out 5</text:p>
          </table:table-cell>
          <table:table-cell office:value-type="string">
            <text:p>Shiftregister CS (latch)</text:p>
          </table:table-cell>
          <table:table-cell/>
          <table:table-cell table:style-name="ce1" office:value-type="string">
            <text:p>nc</text:p>
          </table:table-cell>
          <table:table-cell office:value-type="string">
            <text:p>clock led / clock output ?</text:p>
          </table:table-cell>
          <table:table-cell table:number-columns-repeated="2"/>
          <table:table-cell office:value-type="string">
            <text:p>nc</text:p>
          </table:table-cell>
        </table:table-row>
        <table:table-row table:style-name="ro5">
          <table:table-cell office:value-type="float" office:value="34">
            <text:p>34</text:p>
          </table:table-cell>
          <table:table-cell table:number-columns-repeated="2"/>
          <table:table-cell office:value-type="string">
            <text:p>PB_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 office:value-type="string">
            <text:p>not 5V tolerant</text:p>
          </table:table-cell>
          <table:table-cell/>
          <table:table-cell office:value-type="string">
            <text:p>ADC9</text:p>
          </table:table-cell>
          <table:table-cell/>
          <table:table-cell office:value-type="string">
            <text:p>Track gate out 6</text:p>
          </table:table-cell>
          <table:table-cell office:value-type="string">
            <text:p>Max7219 CS </text:p>
          </table:table-cell>
          <table:table-cell table:style-name="ce5" office:value-type="string">
            <text:p>Interrupt in MPR121 Touchpad</text:p>
          </table:table-cell>
          <table:table-cell table:style-name="ce5" office:value-type="string">
            <text:p>Interrupt in MPR121 Touchpad</text:p>
          </table:table-cell>
          <table:table-cell office:value-type="string">
            <text:p>basic touchpad</text:p>
          </table:table-cell>
          <table:table-cell office:value-type="string">
            <text:p>reset btn</text:p>
          </table:table-cell>
          <table:table-cell/>
          <table:table-cell table:style-name="ce5" office:value-type="string">
            <text:p>Interrupt in MPR121 Touchpad</text:p>
          </table:table-cell>
        </table:table-row>
        <table:table-row table:style-name="ro5">
          <table:table-cell office:value-type="float" office:value="35">
            <text:p>35</text:p>
          </table:table-cell>
          <table:table-cell/>
          <table:table-cell office:value-type="string">
            <text:p>TX_3</text:p>
          </table:table-cell>
          <table:table-cell office:value-type="string">
            <text:p>PB_10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7</text:p>
          </table:table-cell>
          <table:table-cell/>
          <table:table-cell table:style-name="ce5" office:value-type="string">
            <text:p>I2C SCL MPR121 Touchpad</text:p>
          </table:table-cell>
          <table:table-cell table:style-name="ce5" office:value-type="string">
            <text:p>I2C SCL MPR121 Touchpad</text:p>
          </table:table-cell>
          <table:table-cell table:number-columns-repeated="3"/>
          <table:table-cell table:style-name="ce5" office:value-type="string">
            <text:p>I2C SCL MPR121 Touchpad</text:p>
          </table:table-cell>
        </table:table-row>
        <table:table-row table:style-name="ro5">
          <table:table-cell office:value-type="float" office:value="36">
            <text:p>36</text:p>
          </table:table-cell>
          <table:table-cell/>
          <table:table-cell office:value-type="string">
            <text:p>RX_3</text:p>
          </table:table-cell>
          <table:table-cell office:value-type="string">
            <text:p>PB_11</text:p>
          </table:table-cell>
          <table:table-cell/>
          <table:table-cell office:value-type="string">
            <text:p>DigitalOut</text:p>
          </table:table-cell>
          <table:table-cell office:value-type="string">
            <text:p>PwmOut</text:p>
          </table:table-cell>
          <table:table-cell/>
          <table:table-cell office:value-type="string">
            <text:p>DigitalIn</text:p>
          </table:table-cell>
          <table:table-cell table:number-columns-repeated="2"/>
          <table:table-cell office:value-type="string">
            <text:p>Track gate out 8</text:p>
          </table:table-cell>
          <table:table-cell/>
          <table:table-cell table:style-name="ce5" office:value-type="string">
            <text:p>I2C SDA MPR121 touchpad</text:p>
          </table:table-cell>
          <table:table-cell table:style-name="ce5" office:value-type="string">
            <text:p>I2C SDA MPR121 touchpad</text:p>
          </table:table-cell>
          <table:table-cell table:number-columns-repeated="3"/>
          <table:table-cell table:style-name="ce5" office:value-type="string">
            <text:p>I2C SDA MPR121 touchpad</text:p>
          </table:table-cell>
        </table:table-row>
        <table:table-row table:style-name="ro1">
          <table:table-cell office:value-type="float" office:value="37">
            <text:p>37</text:p>
          </table:table-cell>
          <table:table-cell/>
          <table:table-cell table:style-name="ce1" office:value-type="string">
            <text:p>RESET</text:p>
          </table:table-cell>
          <table:table-cell table:number-columns-repeated="4"/>
          <table:table-cell office:value-type="string">
            <text:p>not 5V tolerant</text:p>
          </table:table-cell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/>
          <table:table-cell table:style-name="ce1" office:value-type="string">
            <text:p>3V3 OUT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/>
          <table:table-cell table:style-name="ce1" office:value-type="string">
            <text:p>GND</text:p>
          </table:table-cell>
          <table:table-cell table:number-columns-repeated="4"/>
          <table:table-cell table:style-name="ce1"/>
          <table:table-cell table:number-columns-repeated="3"/>
          <table:table-cell table:style-name="ce3"/>
          <table:table-cell table:number-columns-repeated="7"/>
        </table:table-row>
        <table:table-row table:style-name="ro1" table:number-rows-repeated="3">
          <table:table-cell table:number-columns-repeated="11"/>
          <table:table-cell table:style-name="ce3"/>
          <table:table-cell table:number-columns-repeated="7"/>
        </table:table-row>
        <table:table-row table:style-name="ro1">
          <table:table-cell table:number-columns-repeated="11"/>
          <table:table-cell table:style-name="ce3"/>
          <table:table-cell table:number-columns-repeated="7"/>
        </table:table-row>
      </table:table>
      <table:table table:name="EightTrackButtons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tn</text:p>
          </table:table-cell>
          <table:table-cell office:value-type="string">
            <text:p>Track 1</text:p>
          </table:table-cell>
          <table:table-cell table:number-columns-repeated="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tn</text:p>
          </table:table-cell>
          <table:table-cell office:value-type="string">
            <text:p>Track 2</text:p>
          </table:table-cell>
          <table:table-cell table:number-columns-repeated="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tn</text:p>
          </table:table-cell>
          <table:table-cell office:value-type="string">
            <text:p>Track 3</text:p>
          </table:table-cell>
          <table:table-cell table:number-columns-repeated="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tn</text:p>
          </table:table-cell>
          <table:table-cell office:value-type="string">
            <text:p>Track 4</text:p>
          </table:table-cell>
          <table:table-cell table:number-columns-repeated="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tn</text:p>
          </table:table-cell>
          <table:table-cell office:value-type="string">
            <text:p>Track 5</text:p>
          </table:table-cell>
          <table:table-cell table:number-columns-repeated="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Btn</text:p>
          </table:table-cell>
          <table:table-cell office:value-type="string">
            <text:p>Track 6</text:p>
          </table:table-cell>
          <table:table-cell table:number-columns-repeated="4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tn</text:p>
          </table:table-cell>
          <table:table-cell office:value-type="string">
            <text:p>Track 7</text:p>
          </table:table-cell>
          <table:table-cell table:number-columns-repeated="4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Btn</text:p>
          </table:table-cell>
          <table:table-cell office:value-type="string">
            <text:p>Track 8</text:p>
          </table:table-cell>
          <table:table-cell table:number-columns-repeated="4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tn</text:p>
          </table:table-cell>
          <table:table-cell office:value-type="string">
            <text:p>set step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Btn</text:p>
          </table:table-cell>
          <table:table-cell office:value-type="string">
            <text:p>clear step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Btn</text:p>
          </table:table-cell>
          <table:table-cell office:value-type="string">
            <text:p>mute track</text:p>
          </table:table-cell>
          <table:table-cell office:value-type="string">
            <text:p>toggle</text:p>
          </table:table-cell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Btn</text:p>
          </table:table-cell>
          <table:table-cell office:value-type="string">
            <text:p>learn mode</text:p>
          </table:table-cell>
          <table:table-cell office:value-type="string">
            <text:p>toggle</text:p>
          </table:table-cell>
          <table:table-cell office:value-type="string">
            <text:p>modes: no, learn note, learn channel, gate length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ed</text:p>
          </table:table-cell>
          <table:table-cell office:value-type="string">
            <text:p>select midi note mode</text:p>
          </table:table-cell>
          <table:table-cell table:number-columns-repeated="3"/>
          <table:table-cell table:style-name="ce3" office:value-type="string">
            <text:p>alt: reset btn </text:p>
          </table:table-cell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select midi channel m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select gate length mode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Pot</text:p>
          </table:table-cell>
          <table:table-cell/>
          <table:table-cell office:value-type="string">
            <text:p>track btn [1-8]</text:p>
          </table:table-cell>
          <table:table-cell office:value-type="string">
            <text:p>select midi note, select midi channel, gate length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Btn</text:p>
          </table:table-cell>
          <table:table-cell office:value-type="string">
            <text:p>all tracks</text:p>
          </table:table-cell>
          <table:table-cell table:number-columns-repeated="4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Btn</text:p>
          </table:table-cell>
          <table:table-cell office:value-type="string">
            <text:p>play/step mode </text:p>
          </table:table-cell>
          <table:table-cell office:value-type="string">
            <text:p>toggle</text:p>
          </table:table-cell>
          <table:table-cell office:value-type="string">
            <text:p>modes: play, step</text:p>
          </table:table-cell>
          <table:table-cell table:number-columns-repeated="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Btn</text:p>
          </table:table-cell>
          <table:table-cell office:value-type="string">
            <text:p>reset step</text:p>
          </table:table-cell>
          <table:table-cell/>
          <table:table-cell table:style-name="ce5" office:value-type="string">
            <text:p>all tracks</text:p>
          </table:table-cell>
          <table:table-cell/>
          <table:table-cell table:style-name="ce3" office:value-type="string">
            <text:p>alt: learn mode toggle btn mechanical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Btn</text:p>
          </table:table-cell>
          <table:table-cell office:value-type="string">
            <text:p>advance step</text:p>
          </table:table-cell>
          <table:table-cell/>
          <table:table-cell table:style-name="ce5" office:value-type="string">
            <text:p>all track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Btn</text:p>
          </table:table-cell>
          <table:table-cell office:value-type="string">
            <text:p>switch pattern [1-8]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Btn</text:p>
          </table:table-cell>
          <table:table-cell office:value-type="string">
            <text:p>switch bank [1-8]</text:p>
          </table:table-cell>
          <table:table-cell/>
          <table:table-cell office:value-type="string">
            <text:p>track btn [1-8]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gate length down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2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gate length up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2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5" office:value-type="string">
            <text:p>Btn</text:p>
          </table:table-cell>
          <table:table-cell table:style-name="ce5" office:value-type="string">
            <text:p>clock divider down</text:p>
          </table:table-cell>
          <table:table-cell table:style-name="ce5"/>
          <table:table-cell table:style-name="ce5" office:value-type="string">
            <text:p>all tracks</text:p>
          </table:table-cell>
          <table:table-cell table:number-columns-repeated="2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string">
            <text:p>Btn</text:p>
          </table:table-cell>
          <table:table-cell table:style-name="ce5" office:value-type="string">
            <text:p>clock divider up</text:p>
          </table:table-cell>
          <table:table-cell table:style-name="ce5"/>
          <table:table-cell table:style-name="ce5" office:value-type="string">
            <text:p>all track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length down</text:p>
          </table:table-cell>
          <table:table-cell table:number-columns-repeated="4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length up</text:p>
          </table:table-cell>
          <table:table-cell table:number-columns-repeated="4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fill all</text:p>
          </table:table-cell>
          <table:table-cell table:number-columns-repeated="4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erase all</text:p>
          </table:table-cell>
          <table:table-cell table:number-columns-repeated="4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offset left</text:p>
          </table:table-cell>
          <table:table-cell table:number-columns-repeated="4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offset right</text:p>
          </table:table-cell>
          <table:table-cell table:number-columns-repeated="4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track pattern invert</text:p>
          </table:table-cell>
          <table:table-cell table:number-columns-repeated="4"/>
        </table:table-row>
      </table:table>
      <table:table table:name="EuclidianButtons" table:style-name="ta1" table:print="false"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tn</text:p>
          </table:table-cell>
          <table:table-cell office:value-type="string">
            <text:p>Track 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tn</text:p>
          </table:table-cell>
          <table:table-cell office:value-type="string">
            <text:p>Track 2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tn</text:p>
          </table:table-cell>
          <table:table-cell office:value-type="string">
            <text:p>Track 3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tn</text:p>
          </table:table-cell>
          <table:table-cell office:value-type="string">
            <text:p>Track 4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tn</text:p>
          </table:table-cell>
          <table:table-cell office:value-type="string">
            <text:p>Track 5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tn</text:p>
          </table:table-cell>
          <table:table-cell office:value-type="string">
            <text:p>Track 6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tn</text:p>
          </table:table-cell>
          <table:table-cell office:value-type="string">
            <text:p>Track 7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tn</text:p>
          </table:table-cell>
          <table:table-cell office:value-type="string">
            <text:p>Track 8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tn</text:p>
          </table:table-cell>
          <table:table-cell office:value-type="string">
            <text:p>all tracks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tn</text:p>
          </table:table-cell>
          <table:table-cell office:value-type="string">
            <text:p>reset step</text:p>
          </table:table-cell>
          <table:table-cell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tn</text:p>
          </table:table-cell>
          <table:table-cell office:value-type="string">
            <text:p>mute track</text:p>
          </table:table-cell>
          <table:table-cell office:value-type="string">
            <text:p>toggle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tn</text:p>
          </table:table-cell>
          <table:table-cell office:value-type="string">
            <text:p>learn mode</text:p>
          </table:table-cell>
          <table:table-cell office:value-type="string">
            <text:p>toggle</text:p>
          </table:table-cell>
          <table:table-cell office:value-type="string">
            <text:p>modes: no, learn note, learn channe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note mo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Led</text:p>
          </table:table-cell>
          <table:table-cell office:value-type="string">
            <text:p>learn midi channel mo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ot</text:p>
          </table:table-cell>
          <table:table-cell table:number-columns-repeated="2"/>
          <table:table-cell office:value-type="string">
            <text:p>select midi note, select midi channe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6" office:value-type="string">
            <text:p>Btn</text:p>
          </table:table-cell>
          <table:table-cell table:style-name="ce6" office:value-type="string">
            <text:p>all tracks</text:p>
          </table:table-cell>
          <table:table-cell table:style-name="ce6" table:number-columns-repeated="1021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6" office:value-type="string">
            <text:p>Btn</text:p>
          </table:table-cell>
          <table:table-cell table:style-name="ce4" office:value-type="string">
            <text:p>play/step mode </text:p>
          </table:table-cell>
          <table:table-cell table:style-name="ce4" office:value-type="string">
            <text:p>toggle</text:p>
          </table:table-cell>
          <table:table-cell table:style-name="ce4" office:value-type="string">
            <text:p>modes: play, step</text:p>
          </table:table-cell>
          <table:table-cell table:style-name="ce6" table:number-columns-repeated="1019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office:value-type="string">
            <text:p>Btn</text:p>
          </table:table-cell>
          <table:table-cell table:style-name="ce6" office:value-type="string">
            <text:p>reset step</text:p>
          </table:table-cell>
          <table:table-cell table:style-name="ce6" table:number-columns-repeated="1021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6" office:value-type="string">
            <text:p>Btn</text:p>
          </table:table-cell>
          <table:table-cell table:style-name="ce4" office:value-type="string">
            <text:p>advance step</text:p>
          </table:table-cell>
          <table:table-cell table:style-name="ce6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switch pattern [1-8]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office:value-type="string">
            <text:p>Btn</text:p>
          </table:table-cell>
          <table:table-cell table:style-name="ce3" office:value-type="string">
            <text:p>switch bank [1-8]</text:p>
          </table:table-cell>
          <table:table-cell table:style-name="ce3"/>
          <table:table-cell table:style-name="ce3" office:value-type="string">
            <text:p>track btn [1-8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tn</text:p>
          </table:table-cell>
          <table:table-cell office:value-type="string">
            <text:p>track gate length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tn</text:p>
          </table:table-cell>
          <table:table-cell office:value-type="string">
            <text:p>track gate length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tn</text:p>
          </table:table-cell>
          <table:table-cell office:value-type="string">
            <text:p>clock divider down</text:p>
          </table:table-cell>
          <table:table-cell/>
          <table:table-cell office:value-type="string">
            <text:p>all tracks</text:p>
          </table:table-cell>
          <table:table-cell table:number-columns-repeated="1019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tn</text:p>
          </table:table-cell>
          <table:table-cell office:value-type="string">
            <text:p>clock divider up</text:p>
          </table:table-cell>
          <table:table-cell/>
          <table:table-cell office:value-type="string">
            <text:p>all trac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tn</text:p>
          </table:table-cell>
          <table:table-cell office:value-type="string">
            <text:p>track pattern length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tn</text:p>
          </table:table-cell>
          <table:table-cell office:value-type="string">
            <text:p>track pattern length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tn</text:p>
          </table:table-cell>
          <table:table-cell office:value-type="string">
            <text:p>track pattern fill up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tn</text:p>
          </table:table-cell>
          <table:table-cell office:value-type="string">
            <text:p>track pattern fill down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tn</text:p>
          </table:table-cell>
          <table:table-cell office:value-type="string">
            <text:p>track pattern offset left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tn</text:p>
          </table:table-cell>
          <table:table-cell office:value-type="string">
            <text:p>track pattern offset right</text:p>
          </table:table-cell>
          <table:table-cell/>
          <table:table-cell table:style-name="ce5" office:value-type="string">
            <text:p>track btn [1-8]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4">04/01/2019</text:date>, <text:time>21:3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J</meta:initial-creator>
    <meta:creation-date>2018-10-20T10:01:38.10</meta:creation-date>
    <dc:date>2019-01-04T21:35:53.73</dc:date>
    <dc:creator>P J</dc:creator>
    <meta:editing-duration>P2DT6H2M32S</meta:editing-duration>
    <meta:editing-cycles>122</meta:editing-cycles>
    <meta:generator>OpenOffice/4.1.0$Win32 OpenOffice.org_project/410m18$Build-9764</meta:generator>
    <meta:document-statistic meta:table-count="5" meta:cell-count="1067" meta:object-count="0"/>
  </office:meta>
</office:document-meta>
</file>